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office:font-face-decls>
  <office:automatic-styles>
    <style:style style:name="Table1" style:family="table">
      <style:table-properties style:width="5.8229in" fo:margin-left="0.4896in" fo:margin-right="0.4375in" table:align="margins" fo:keep-with-next="always" style:writing-mode="lr-tb"/>
    </style:style>
    <style:style style:name="Table1.A" style:family="table-column">
      <style:table-column-properties style:column-width="5.8229in" style:rel-column-width="65535*"/>
    </style:style>
    <style:style style:name="Table1.1" style:family="table-row">
      <style:table-row-properties style:keep-together="true" fo:keep-together="auto"/>
    </style:style>
    <style:style style:name="Table1.A1" style:family="table-cell">
      <style:table-cell-properties style:vertical-align="middle" fo:padding="0.0104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listcont">
      <style:paragraph-properties style:writing-mode="lr-tb"/>
    </style:style>
    <style:style style:name="P4" style:family="paragraph" style:parent-style-name="list">
      <style:paragraph-properties style:writing-mode="lr-tb"/>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style:font-name="Courier" fo:font-size="9pt" style:font-name-asian="Courier" style:font-size-asian="9pt" style:font-name-complex="Courier" style:font-size-complex="9pt"/>
    </style:style>
    <style:style style:name="P7"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8" style:family="paragraph" style:parent-style-name="Table">
      <style:paragraph-properties fo:text-align="center" style:justify-single-word="false"/>
    </style:style>
    <style:style style:name="P9" style:family="paragraph" style:parent-style-name="heading_20_6">
      <style:paragraph-properties fo:margin-top="0in" fo:margin-bottom="0.0972in" fo:text-align="justify" style:justify-single-word="false" style:vertical-align="baseline" style:writing-mode="lr-tb"/>
      <style:text-properties fo:color="#000000" style:font-name="Times1" fo:font-size="6pt" style:font-name-asian="Times1" style:font-size-asian="6pt" style:font-name-complex="Times1" style:font-size-complex="6pt"/>
    </style:style>
    <style:style style:name="P10"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style:text-properties style:font-name="Courier" fo:font-size="9pt" fo:font-weight="bold" style:font-name-asian="Courier" style:font-size-asian="9pt" style:font-weight-asian="bold" style:font-name-complex="Courier" style:font-size-complex="9pt" style:font-weight-complex="bold"/>
    </style:style>
    <style:style style:name="T4" style:family="text">
      <style:text-properties style:font-name="Courier" fo:font-size="9pt" style:font-name-asian="Courier" style:font-size-asian="9pt" style:font-name-complex="Courier" style:font-size-complex="9pt"/>
    </style:style>
    <style:style style:name="T5" style:family="text">
      <style:text-properties style:font-name="Helvetica1" fo:font-weight="bold" style:font-name-asian="Helvetica1" style:font-weight-asian="bold" style:font-name-complex="Helvetica1" style:font-weight-complex="bold"/>
    </style:style>
    <style:style style:name="T6" style:family="text">
      <style:text-properties fo:color="#000000" style:font-name="Helvetica1" style:font-name-asian="Helvetica1" style:font-name-complex="Helvetica1"/>
    </style:style>
    <style:style style:name="T7" style:family="text">
      <style:text-properties fo:color="#000000" style:font-name="Courier" fo:font-size="9pt" style:font-name-asian="Courier" style:font-size-asian="9pt" style:font-name-complex="Courier" style:font-size-complex="9pt"/>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10"/>
      <text:h text:style-name="Heading_20_1" text:outline-level="1"><text:reference-mark-start text:name="CmdFileChap"/>Command Files<text:reference-mark-end text:name="CmdFileChap"/></text:h>
      <text:p text:style-name="Body"><text:bookmark text:name="pgfId-12414"/>The dot ("<text:span text:style-name="Emphasis"><text:span text:style-name="T3"> .</text:span></text:span> ") command temporarily redirects command input to the simulator so that input is taken from the file provided as an argument to the command. Into this file (a "command file"), you put commands as if you had typed them from the keyboard. Several commands are specifically applicable to command files and are described below. Command files may be nested; i.e., one command file may invoke another. The maximum nesting depth is operating-system-dependent.</text:p>
      <text:p text:style-name="Body"><text:bookmark text:name="pgfId-11638"/>Some syntax rules that apply to keyboard input don't make sense or would be cumbersome in command files. Most notably, in <text:span text:style-name="Emphasis"><text:span text:style-name="T5">ski</text:span></text:span> , a shortcut for re-executing the previous command is to hit the enter/return key on an empty line. This rule is removed in command files, so you are free to put in blank lines for readability. You can also indent lines as necessary.</text:p>
      <text:p text:style-name="Body"><text:bookmark text:name="pgfId-11680"/>The ability to assign values to registers and memory and the flow control features provide the simulator with a powerful Church-Turing-complete command language; i.e., tasks which can be accomplished in any programming language, subject to memory constraints, can be accomplished in the command language of the simulator. Command files are particularly appropriate for initializing the state of the simulator and for implementing complex facilities on top of Ski's native commands. For example, you can write command files to setup the machine state just before an I/O interrupt, to create sophisticated breakpointing, and to take complex performance measurements. </text:p>
      <text:h text:style-name="Heading_20_2" text:outline-level="2"><text:bookmark text:name="pgfId-9293"/>Initialization File</text:h>
      <text:p text:style-name="Body"><text:bookmark text:name="pgfId-9294"/>If you start Ski with a <text:span text:style-name="Emphasis"><text:span text:style-name="T3">-i</text:span></text:span> option followed by a filename, the named file will be executed as a command file before the first prompt (see "<text:reference-ref text:reference-format="text" text:ref-name="CmdLineFlags"/>" on page <text:reference-ref text:reference-format="page" text:ref-name="CmdLineFlags"/>). This feature is particularly important for <text:span text:style-name="Emphasis"><text:span text:style-name="T5">bski</text:span></text:span> , because without a command file to guide it, <text:span text:style-name="Emphasis"><text:span text:style-name="T5">bski</text:span></text:span> will only <text:span text:style-name="Emphasis"><text:span text:style-name="T3">run</text:span></text:span> your program and then <text:span text:style-name="Emphasis"><text:span text:style-name="T3">quit</text:span></text:span> . If you want to do anything else, you need a command file. When you combine the <text:span text:style-name="Emphasis"><text:span text:style-name="T3">-i</text:span></text:span> option with Ski's ability to load a program on the command line, you can create a powerful debugging environment. For example, this command line:</text:p>
      <text:p text:style-name="ListCont"><text:bookmark text:name="pgfId-12475"/><text:span text:style-name="Emphasis"><text:span text:style-name="T3">bski -i test.init -stats -icnt instruction_counts</text:span></text:span> </text:p>
      <text:p text:style-name="Body"><text:bookmark text:name="pgfId-12479"/>combined with this <text:span text:style-name="Emphasis"><text:span text:style-name="T4">test.init</text:span></text:span> command file:</text:p>
      <text:p text:style-name="ListCont"><text:bookmark text:name="pgfId-12480"/>load <text:span text:style-name="Emphasis"><text:span text:style-name="T3">ia_test 0x26c50</text:span></text:span> </text:p>
      <text:p text:style-name="ListCont"><text:bookmark text:name="pgfId-12498"/>romload test.com etext test.map</text:p>
      <text:p text:style-name="Body"><text:bookmark text:name="pgfId-12486"/>uses the command file <text:span text:style-name="Emphasis"><text:span text:style-name="T4">test.init</text:span></text:span> to load an IA-64 Platform Support File named <text:span text:style-name="Emphasis"><text:span text:style-name="T4">ia_test</text:span></text:span> (filling in Ski's symbol table for program-defined symbols), and then loads the IA-32 system-mode program <text:span text:style-name="Emphasis"><text:span text:style-name="T4">test.com</text:span></text:span> , putting it at the location corresponding to the symbol "<text:span text:style-name="Emphasis"><text:span text:style-name="T3"> etext</text:span></text:span> " in <text:span text:style-name="Emphasis"><text:span text:style-name="T4">ia_test</text:span></text:span> . The command file finishes and <text:span text:style-name="Emphasis"><text:span text:style-name="T5">bski</text:span></text:span> automatically executes a <text:span text:style-name="Emphasis"><text:span text:style-name="T3">run</text:span></text:span> command followed by a <text:span text:style-name="Emphasis"><text:span text:style-name="T3">quit</text:span></text:span> command. To start the run, the <text:span text:style-name="Emphasis"><text:span text:style-name="T4">ia_test</text:span></text:span> program receives 0x26c50 as its argv[1] value. This corresponds to the value of the symbol "<text:span text:style-name="Emphasis"><text:span text:style-name="T3"> etext</text:span></text:span> " and tells <text:span text:style-name="Emphasis"><text:span text:style-name="T4">ia_test</text:span></text:span> where <text:span text:style-name="Emphasis"><text:span text:style-name="T4">test.com</text:span></text:span> was loaded. The IA-64 program completes its initialization and transfers control to the IA-32 program, setting the <text:span text:style-name="Emphasis">psr.is</text:span> bit appropriately. When the IA-32 program completes, <text:span text:style-name="Emphasis"><text:span text:style-name="T5">bski</text:span></text:span> prints out end-of-run performance statistics and writes an instruction frequency count to the file <text:span text:style-name="Emphasis"><text:span text:style-name="T4">instruction_counts</text:span></text:span> .</text:p>
      <text:h text:style-name="Heading_20_2" text:outline-level="2"><text:bookmark text:name="pgfId-9297"/><text:reference-mark-start text:name="LabelCmdFiles"/>Labels and Control Flow in Command Files<text:reference-mark-end text:name="LabelCmdFiles"/></text:h>
      <text:p text:style-name="Body"><text:bookmark text:name="pgfId-11577"/>Command files are useful as macro sequences of simple commands and, more interestingly, to create small programs that do useful things for you: create formatted displays of data structures, create complete breakpoints, and gather run-time statistics, for example. Two commands provide the ability to change the flow of control in a command file: <text:span text:style-name="Emphasis"><text:span text:style-name="T3">goto</text:span></text:span> and <text:span text:style-name="Emphasis"><text:span text:style-name="T3">if</text:span></text:span> .</text:p>
      <text:h text:style-name="Heading_20_3" text:outline-level="3"><text:bookmark text:name="pgfId-11578"/><text:reference-mark-start text:name="GotoCmdLab"/><text:span text:style-name="T6">The </text:span><text:span text:style-name="Emphasis"><text:span text:style-name="T7">goto</text:span></text:span><text:span text:style-name="T6"> Command and Labels</text:span><text:reference-mark-end text:name="GotoCmdLab"/></text:h>
      <text:p text:style-name="Body"><text:bookmark text:name="pgfId-13073"/>A label identifies a particular line in a command file. Labels are defined in "<text:reference-ref text:reference-format="text" text:ref-name="CmdLabel"/>" on page <text:reference-ref text:reference-format="page" text:ref-name="CmdLabel"/>. No other <text:soft-page-break/>text can appear on a label line.</text:p>
      <text:p text:style-name="Body"><text:bookmark text:name="pgfId-11671"/>The <text:span text:style-name="Emphasis"><text:span text:style-name="T3">goto</text:span></text:span> command takes a label as an argument and searches the command file for a line with that label. Execution resumes at the first command after the label. There is no good reason to have a label appear more than once in a particular command file; if this condition occurs, only the first occurrence of the label will be noticed and all subsequent occurrences will be ignored. The <text:span text:style-name="Emphasis"><text:span text:style-name="T3">goto</text:span></text:span> command can only be executed in a command file. A <text:span text:style-name="Emphasis"><text:span text:style-name="T3">goto</text:span></text:span> may go forward or backward. An example of using <text:span text:style-name="Emphasis"><text:span text:style-name="T3">goto</text:span></text:span> and a label is:</text:p>
      <text:p text:style-name="List"><text:bookmark text:name="pgfId-11621"/><text:span text:style-name="Emphasis"><text:span text:style-name="T3">loop:</text:span></text:span> </text:p>
      <text:p text:style-name="ListCont"><text:bookmark text:name="pgfId-11631"/>... other commands ...</text:p>
      <text:p text:style-name="ListCont"><text:bookmark text:name="pgfId-11630"/><text:span text:style-name="Emphasis"><text:span text:style-name="T3">goto loop</text:span></text:span> </text:p>
      <text:h text:style-name="Heading_20_3" text:outline-level="3"><text:bookmark text:name="pgfId-11610"/><text:reference-mark-start text:name="IfCmd"/><text:span text:style-name="T6">The </text:span><text:span text:style-name="Emphasis"><text:span text:style-name="T7">if</text:span></text:span><text:span text:style-name="T6"> Command</text:span><text:reference-mark-end text:name="IfCmd"/></text:h>
      <text:p text:style-name="Body"><text:bookmark text:name="pgfId-12316"/>The <text:span text:style-name="Emphasis"><text:span text:style-name="T3">if</text:span></text:span> command allows for conditional execution. If the expression following the command evaluates to nonzero, the remainder of the line is executed; otherwise it is ignored. (No spaces are allowed in the expression.) For example, this command file steps through a IA-64 application-mode simulation 600 instructions at a time until the program finishes, printing the contents of general register 32 after each step:</text:p>
      <text:p text:style-name="List"><text:bookmark text:name="pgfId-12317"/><text:span text:style-name="Emphasis"><text:span text:style-name="T3">loop:</text:span></text:span> </text:p>
      <text:p text:style-name="ListCont"><text:bookmark text:name="pgfId-12318"/><text:span text:style-name="Emphasis"><text:span text:style-name="T3">step 600</text:span></text:span> </text:p>
      <text:p text:style-name="ListCont"><text:bookmark text:name="pgfId-12319"/><text:span text:style-name="Emphasis"><text:span text:style-name="T3">eval r32</text:span></text:span> </text:p>
      <text:p text:style-name="ListCont"><text:bookmark text:name="pgfId-12320"/><text:span text:style-name="Emphasis"><text:span text:style-name="T3">if !$exited$ goto loop</text:span></text:span> </text:p>
      <text:p text:style-name="List"><text:bookmark text:name="pgfId-12321"/><text:span text:style-name="Emphasis"><text:span text:style-name="T3">quit</text:span></text:span> </text:p>
      <text:p text:style-name="Body"><text:bookmark text:name="pgfId-11583"/>If a colon surrounded by spaces is present on the line, the remainder of the line is taken to be an "else" clause. That is, if the <text:span text:style-name="Emphasis"><text:span text:style-name="T3">if</text:span></text:span> expression evaluates to nonzero, the remainder of the line up to but not including the colon is executed; if zero, that part of the line is ignored and execution continues immediately following the colon. For example, the following command file line sets the contents of general register 4 to zero or one depending on whether the sum of the contents of general integer 1 and 2 are equal to the contents of the location pointed to by general register 13.</text:p>
      <text:p text:style-name="List"><text:bookmark text:name="pgfId-12290"/><text:span text:style-name="Emphasis"><text:span text:style-name="T3">if (r1+r2)==*r13 = r4 0 : = r4 1</text:span></text:span> </text:p>
      <text:h text:style-name="Heading_20_2" text:outline-level="2"><text:bookmark text:name="pgfId-11674"/><text:reference-mark-start text:name="ComCmdFiles"/>Comments in Command Files<text:reference-mark-end text:name="ComCmdFiles"/></text:h>
      <text:p text:style-name="Body"><text:bookmark text:name="pgfId-9309"/>To document command files, you can add comments– any characters following an octothorpe (also called a "pound sign" or "sharp sign" and shown, typically, as "<text:span text:style-name="Emphasis"><text:span text:style-name="T3"> #</text:span></text:span> ") are ignored by the command interpreter. Examples of comments are in <text:sequence-ref text:reference-format="text" text:ref-name="refTable0">Table 1: An Example Command File to Compute Fibonacci Numbers</text:sequence-ref></text:p>
      <text:h text:style-name="Heading_20_2" text:outline-level="2"><text:bookmark text:name="pgfId-12090"/>An Example Command File</text:h>
      <text:p text:style-name="Body"><text:bookmark text:name="pgfId-12100"/>Command files are easy to write. The command file in <text:sequence-ref text:reference-format="text" text:ref-name="refTable0">Table 1: An Example Command File to Compute Fibonacci Numbers</text:sequence-ref> for computing Fibonacci numbers was written in less than five minutes and most of that time was spent making the comments correct.</text:p>
      <text:p text:style-name="Body"><text:bookmark text:name="pgfId-13291"/> </text:p>
      <table:table table:name="Table1" table:style-name="Table1">
        <table:table-column table:style-name="Table1.A"/>
        <text:soft-page-break/>
        <table:table-row table:style-name="Table1.1">
          <table:table-cell table:style-name="Table1.A1" office:value-type="string">
            <text:h text:style-name="P9" text:outline-level="6" text:is-list-header="true"/>
            <text:p text:style-name="P6"># Compute and print Fibonacci numbers from 1 to 50.</text:p>
            <text:p text:style-name="P7"># Initialize variables</text:p>
            <text:p text:style-name="P7">= r10 1 # Hold n-2’th value</text:p>
            <text:p text:style-name="P7">= r11 1 # Hold n-1’th value</text:p>
            <text:p text:style-name="P7">= r12 0 # Temporary holding place for n-1’th value</text:p>
            <text:p text:style-name="P7">= r13 0 # Loop counter</text:p>
            <text:p text:style-name="P7"># Print out first two Fibonacci numbers (initial values of r10 &amp; r11)</text:p>
            <text:p text:style-name="P7">eval r10</text:p>
            <text:p text:style-name="P7">eval r11</text:p>
            <text:p text:style-name="P7"># Calculate and print the rest of the numbers. The last line has the</text:p>
            <text:p text:style-name="P7"># stopping value of the loop index. (This is a simple counting loop.)</text:p>
            <text:p text:style-name="P7">loop:</text:p>
            <text:p text:style-name="P7"><text:s text:c="5"/>eval +r11 # “+” makes an expression: decimal and hex printing</text:p>
            <text:p text:style-name="P7"><text:s text:c="5"/>= r12 r11 # Compute n’th Fibonacci term</text:p>
            <text:p text:style-name="P7"><text:s text:c="5"/>= r11 r11+r10</text:p>
            <text:p text:style-name="P7"><text:s text:c="5"/>= r10 r12</text:p>
            <text:p text:style-name="P7"><text:s text:c="5"/>= r13 r13+1 # Increment loop counter</text:p>
            <text:p text:style-name="P7"><text:s text:c="5"/>if r13&lt;0d50 goto loop # Loop again?</text:p>
            <text:p text:style-name="P5"/>
          </table:table-cell>
        </table:table-row>
      </table:table>
      <text:p text:style-name="P8">Table <text:sequence text:ref-name="refTable0" text:name="Table" text:formula="ooow:Table+1" style:num-format="1">1</text:sequence>: An Example Command File to Compute Fibonacci Numbers</text:p>
      <text:h text:style-name="Heading_20_2" text:outline-level="2"><text:bookmark text:name="pgfId-12101"/>Summary of Command File Commands</text:h>
      <text:p text:style-name="List"><text:bookmark text:name="pgfId-9312"/><text:span text:style-name="Emphasis"><text:span text:style-name="T3">.</text:span></text:span> <text:span text:style-name="Emphasis">filename</text:span> </text:p>
      <text:p text:style-name="ListCont"><text:bookmark text:name="pgfId-13514"/>Executes commands in the given command file. The file is opened and its contents are executed as if they were entered from the keyboard. When the contents of a non-nested command file are exhausted, <text:span text:style-name="Emphasis"><text:span text:style-name="T5">xski</text:span></text:span> and <text:span text:style-name="Emphasis"><text:span text:style-name="T5">ski</text:span></text:span> resume keyboard input and <text:span text:style-name="Emphasis"><text:span text:style-name="T5">bski</text:span></text:span> executes a <text:span text:style-name="Emphasis"><text:span text:style-name="T3">run</text:span></text:span> command followed by a <text:span text:style-name="Emphasis"><text:span text:style-name="T3">quit</text:span></text:span> command. When a nested command file is exhausted, control returns to the next-higher-level command file.</text:p>
      <text:p text:style-name="List"><text:bookmark text:name="pgfId-13502"/><text:span text:style-name="Emphasis"><text:span text:style-name="T3">if</text:span></text:span> <text:span text:style-name="Emphasis">expression-without-spaces</text:span> <text:span text:style-name="Emphasis">true-command</text:span> </text:p>
      <text:p text:style-name="List"><text:bookmark text:name="pgfId-10534"/><text:span text:style-name="Emphasis"><text:span text:style-name="T3">if</text:span></text:span> <text:span text:style-name="Emphasis">expression-without-spaces</text:span> <text:span text:style-name="Emphasis">true-command</text:span> <text:span text:style-name="Emphasis"><text:span text:style-name="T3">:</text:span></text:span> <text:span text:style-name="Emphasis">false-command</text:span> </text:p>
      <text:p text:style-name="ListCont"><text:bookmark text:name="pgfId-10546"/>In the first form, causes the rest of the line to be ignored if <text:span text:style-name="Emphasis">expression-without-spaces</text:span> evaluates to zero. Otherwise, <text:span text:style-name="Emphasis">true-command</text:span> is executed. In the second form, if <text:span text:style-name="Emphasis">expression-without-spaces</text:span> evaluates to nonzero, the <text:span text:style-name="Emphasis">true-command</text:span> is executed. Otherwise, the <text:span text:style-name="Emphasis">false-command</text:span> is executed.</text:p>
      <text:p text:style-name="ListCont"><text:bookmark text:name="pgfId-12445"/>The <text:span text:style-name="Emphasis"><text:span text:style-name="T3">if</text:span></text:span> command may be executed from the keyboard. In combination with <text:span text:style-name="Emphasis"><text:span text:style-name="T5">xski</text:span></text:span> 's Command History (see "<text:reference-ref text:reference-format="text" text:ref-name="SkiMainWin"/>" on page <text:reference-ref text:reference-format="page" text:ref-name="SkiMainWin"/>) or <text:span text:style-name="Emphasis"><text:span text:style-name="T5">ski</text:span></text:span> 's command repetition mechanism (see "<text:reference-ref text:reference-format="text" text:ref-name="SkiCmdWin"/>" on page <text:reference-ref text:reference-format="page" text:ref-name="SkiCmdWin"/>), this can be quite powerful.</text:p>
      <text:p text:style-name="P4"><text:bookmark text:name="pgfId-10540"/><text:span text:style-name="Emphasis"><text:span text:style-name="T3">goto</text:span></text:span> <text:span text:style-name="Emphasis">label</text:span> </text:p>
      <text:p text:style-name="P3"><text:bookmark text:name="pgfId-10547"/>In a command file (only), causes execution to continue following the first line in the file which contains the <text:span text:style-name="Emphasis">label</text:span> . Goto's may be forward or backward.</text:p>
      <text:p text:style-name="P4"><text:bookmark text:name="pgfId-10541"/><text:span text:style-name="Emphasis"><text:span text:style-name="T3">#</text:span></text:span> <text:span text:style-name="Emphasis">comment</text:span> </text:p>
      <text:p text:style-name="ListCont"><text:bookmark text:name="pgfId-11710"/>The "<text:span text:style-name="Emphasis"><text:span text:style-name="T3"> #</text:span></text:span> " and all characters following it until the next newline are ignored.</text:p>
      <text:p text:style-name="P4"><text:bookmark text:name="pgfId-10542"/><text:span text:style-name="Emphasis">label</text:span> <text:span text:style-name="Emphasis"><text:span text:style-name="T3">:</text:span></text:span> </text:p>
      <text:p text:style-name="ListCont">The colon ("<text:span text:style-name="Emphasis"><text:span text:style-name="T3"> :</text:span></text:span> ") command marks a <text:span text:style-name="Emphasis"><text:span text:style-name="T3">goto</text:span></text:span> label. All characters following the "<text:span text:style-name="Emphasis"><text:span text:style-name="T3"> :</text:span></text:span> " and preceding the next newline ar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next-style-name="_31_stAlpha2ndLevel">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listcont" style:family="paragraph" style:parent-style-name="Standard">
      <style:paragraph-properties fo:margin-left="0.25in" fo:margin-right="0in" fo:margin-top="0in" fo:margin-bottom="0.0835in" fo:text-align="justify" style:justify-single-word="false" fo:text-indent="0in" style:auto-text-indent="false" style:vertical-align="baseline"/>
      <style:text-properties fo:color="#000000" style:font-name="Times1" fo:font-size="10pt" style:font-name-asian="Times1" style:font-size-asian="10pt" style:font-name-complex="Times1" style:font-size-complex="10pt"/>
    </style:style>
    <style:style style:name="heading_20_1" style:display-name="heading 1" style:family="paragraph" style:parent-style-name="Standard">
      <style:paragraph-properties fo:margin-top="0.0693in" fo:margin-bottom="0.0693in"/>
      <style:text-properties fo:font-size="24pt" fo:font-weight="bold" style:letter-kerning="true" style:font-size-asian="24pt" style:font-weight-asian="bold" style:font-size-complex="24pt" style:font-weight-complex="bold"/>
    </style:style>
    <style:style style:name="body" style:family="paragraph" style:parent-style-name="Standard">
      <style:paragraph-properties fo:margin-top="0in" fo:margin-bottom="0.0835in" fo:text-align="justify" style:justify-single-word="false" style:vertical-align="baseline"/>
      <style:text-properties fo:color="#000000" style:font-name="Times1" fo:font-size="10pt" style:font-name-asian="Times1" style:font-size-asian="10pt" style:font-name-complex="Times1" style:font-size-complex="10pt"/>
    </style:style>
    <style:style style:name="list" style:family="paragraph" style:parent-style-name="Standard">
      <style:paragraph-properties fo:margin-left="0.25in" fo:margin-right="0in" fo:margin-top="0in" fo:margin-bottom="0.0835in" fo:text-align="justify" style:justify-single-word="false" fo:text-indent="-0.1252in" style:auto-text-indent="false" style:vertical-align="baseline">
        <style:tab-stops/>
      </style:paragraph-properties>
      <style:text-properties fo:color="#000000" style:font-name="Times1" fo:font-size="10pt" style:font-name-asian="Times1" style:font-size-asian="10pt" style:font-name-complex="Times1" style:font-size-complex="10pt"/>
    </style:style>
    <style:style style:name="heading_20_2" style:display-name="heading 2" style:family="paragraph" style:parent-style-name="Standard">
      <style:paragraph-properties fo:margin-top="0.0693in" fo:margin-bottom="0.0693in"/>
      <style:text-properties fo:font-size="18pt" fo:font-weight="bold" style:font-size-asian="18pt" style:font-weight-asian="bold" style:font-size-complex="18pt" style:font-weight-complex="bold"/>
    </style:style>
    <style:style style:name="heading_20_6" style:display-name="heading 6" style:family="paragraph" style:parent-style-name="Standard" style:default-outline-level="6">
      <style:paragraph-properties fo:margin-top="0.0693in" fo:margin-bottom="0.0693in"/>
      <style:text-properties fo:font-size="7.5pt" fo:font-weight="bold" style:font-size-asian="7.5pt" style:font-weight-asian="bold" style:font-size-complex="7.5pt" style:font-weight-complex="bold"/>
    </style:style>
    <style:style style:name="Table" style:family="paragraph" style:parent-style-name="Caption" style:class="extra"/>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Default_20_Paragraph_20_Font">
      <style:text-properties fo:font-style="italic" style:font-style-asian="italic" style:font-name-complex="Times New Roman" style:font-style-complex="italic"/>
    </style:style>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0pt" fo:font-style="normal" style:text-underline-style="none" fo:font-weight="bold"/>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roff" style:family="text">
      <style:text-properties fo:font-variant="normal" fo:text-transform="none" fo:color="#ff0000" style:text-line-through-style="none" style:text-position="0% 100%"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scale="1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Figure 1‑5. " style:num-format="">
        <style:list-level-properties fo:text-align="center"/>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1 Command Files</text:chapter>-<text:page-number style:num-format="1" text:select-page="current">3</text:page-number></text:p>
      </style:footer>
      <style:footer-left>
        <text:p text:style-name="P2"><text:chapter text:display="number-and-name" text:outline-level="1">1 Command Files</text:chapter>-<text:page-number style:num-format="1" text:select-page="current">3</text:page-number><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06</meta:creation-date>
    <dc:creator>Lorna Vallad</dc:creator>
    <dc:date>2007-12-13T13:08:45</dc:date>
    <meta:editing-cycles>31</meta:editing-cycles>
    <meta:editing-duration>PT4H29M29S</meta:editing-duration>
    <meta:user-defined meta:name="Info 1"/>
    <meta:user-defined meta:name="Info 2"/>
    <meta:user-defined meta:name="Info 3"/>
    <meta:user-defined meta:name="Info 4"/>
    <meta:document-statistic meta:table-count="1" meta:image-count="0" meta:object-count="0" meta:page-count="3" meta:paragraph-count="69" meta:word-count="1341" meta:character-count="7999"/>
  </office:meta>
</office:document-meta>
</file>